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7ef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loext:graphic-properties draw:fill="solid" draw:fill-color="#282a36"/>
      <style:paragraph-properties fo:background-color="#282a36" fo:padding="0cm" fo:border="none"/>
    </style:style>
    <style:style style:name="P7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a7eff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737fff" style:font-name="JetBrains Mono" fo:font-size="10pt" fo:font-style="normal" fo:font-weight="normal" officeooo:rsid="000a7eff" style:font-size-asian="10pt" style:font-style-asian="normal" style:font-weight-asian="normal"/>
    </style:style>
    <style:style style:name="T6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0fa7b" style:font-name="JetBrains Mono" fo:font-size="10pt" fo:font-style="normal" fo:font-weight="bold" style:font-size-asian="10pt" style:font-style-asian="normal" style:font-weight-asian="bold"/>
    </style:style>
    <style:style style:name="T14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ffff" style:font-name="JetBrains Mono" fo:font-size="10pt" fo:font-style="normal" fo:font-weight="normal" officeooo:rsid="000a7eff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A PROJETO: Cadeia de Restaurantes(Bob’s ou Subway)</text:p>
      <text:p text:style-name="P2"/>
      <text:p text:style-name="P5">Discente: João Batista Araújo de Lima Filho.</text:p>
      <text:p text:style-name="P2"/>
      <text:p text:style-name="P3">Classe Sanduiche</text:p>
      <text:p text:style-name="Standard"/>
      <text:p text:style-name="Standard"/>
      <text:p text:style-name="P6"><text:span text:style-name="T1"/></text:p>
      <text:p text:style-name="P7"><text:span text:style-name="T1">import </text:span><text:span text:style-name="T2">java.lang.reflect.Array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util.Scanner</text:span><text:span text:style-name="T3">;</text:span><text:line-break/><text:line-break/><text:span text:style-name="T1">public class </text:span><text:span text:style-name="T2">Sanduiche </text:span><text:span text:style-name="T4">{</text:span><text:line-break/><text:line-break/><text:span text:style-name="T4"> <text:s text:c="3"/></text:span><text:span text:style-name="T6">// I- Crie uma classe Java relacionada ao seu tema de projeto. A classe deve ter, pelo menos, três</text:span><text:line-break/><text:span text:style-name="T6"> <text:s text:c="3"/>//atributos, sendo um deles do tipo String.</text:span><text:line-break/><text:line-break/><text:line-break/><text:span text:style-name="T6"> <text:s text:c="3"/></text:span><text:span text:style-name="T2">String </text:span><text:span text:style-name="T7">nomeSanduiche</text:span><text:span text:style-name="T3">;</text:span><text:line-break/><text:span text:style-name="T3"> <text:s text:c="3"/></text:span><text:span text:style-name="T2">String </text:span><text:span text:style-name="T7">tamanho</text:span><text:span text:style-name="T3">;</text:span><text:line-break/><text:span text:style-name="T3"> <text:s text:c="3"/></text:span><text:span text:style-name="T1">int </text:span><text:span text:style-name="T7">numeroDeCarnes</text:span><text:span text:style-name="T3">;</text:span><text:line-break/><text:span text:style-name="T3"> <text:s text:c="3"/></text:span><text:span text:style-name="T1">boolean </text:span><text:span text:style-name="T7">comparaString</text:span><text:span text:style-name="T3">;</text:span><text:line-break/><text:span text:style-name="T3"> <text:s text:c="3"/></text:span><text:span text:style-name="T2">Double </text:span><text:span text:style-name="T7">preco</text:span><text:span text:style-name="T3">;</text:span><text:line-break/><text:line-break/><text:span text:style-name="T3"> <text:s text:c="3"/></text:span><text:span text:style-name="T6">// a) Defina dois construtores distintos para esta classe.</text:span><text:line-break/><text:span text:style-name="T6"> <text:s text:c="3"/></text:span><text:span text:style-name="T2">Sanduiche</text:span><text:span text:style-name="T8">(</text:span><text:span text:style-name="T2">String </text:span><text:span text:style-name="T9">nomeSanduiche</text:span><text:span text:style-name="T8">) </text:span><text:span text:style-name="T4">{</text:span><text:line-break/><text:span text:style-name="T4"> <text:s text:c="7"/></text:span><text:span text:style-name="T1">this</text:span><text:span text:style-name="T3">.</text:span><text:span text:style-name="T7">nomeSanduiche </text:span><text:span text:style-name="T3">= </text:span><text:span text:style-name="T9">nomeSanduiche</text:span><text:span text:style-name="T3">;</text:span><text:line-break/><text:span text:style-name="T3"> <text:s text:c="7"/></text:span><text:span text:style-name="T1">this</text:span><text:span text:style-name="T3">.</text:span><text:span text:style-name="T7">tamanho </text:span><text:span text:style-name="T3">= </text:span><text:span text:style-name="T11">"Medio"</text:span><text:span text:style-name="T3">;</text:span><text:line-break/><text:span text:style-name="T3"> <text:s text:c="7"/></text:span><text:span text:style-name="T1">this</text:span><text:span text:style-name="T3">.</text:span><text:span text:style-name="T12">precoSanduiche</text:span><text:span text:style-name="T8">(</text:span><text:span text:style-name="T9">nomeSanduiche</text:span><text:span text:style-name="T8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2">Sanduiche</text:span><text:span text:style-name="T8">(</text:span><text:span text:style-name="T2">String </text:span><text:span text:style-name="T9">nomeSanduiche</text:span><text:span text:style-name="T3">, </text:span><text:span text:style-name="T2">String </text:span><text:span text:style-name="T9">tamanho</text:span><text:span text:style-name="T8">) </text:span><text:span text:style-name="T4">{</text:span><text:line-break/><text:span text:style-name="T4"> <text:s text:c="7"/></text:span><text:span text:style-name="T1">this</text:span><text:span text:style-name="T3">.</text:span><text:span text:style-name="T7">nomeSanduiche </text:span><text:span text:style-name="T3">= </text:span><text:span text:style-name="T9">nomeSanduiche</text:span><text:span text:style-name="T3">;</text:span><text:line-break/><text:span text:style-name="T3"> <text:s text:c="7"/></text:span><text:span text:style-name="T1">this</text:span><text:span text:style-name="T3">.</text:span><text:span text:style-name="T7">tamanho </text:span><text:span text:style-name="T3">= </text:span><text:span text:style-name="T9">tamanho</text:span><text:span text:style-name="T3">;</text:span><text:line-break/><text:span text:style-name="T3"> <text:s text:c="7"/></text:span><text:span text:style-name="T1">this</text:span><text:span text:style-name="T3">.</text:span><text:span text:style-name="T12">precoSanduiche</text:span><text:span text:style-name="T8">(</text:span><text:span text:style-name="T9">nomeSanduiche</text:span><text:span text:style-name="T8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void </text:span><text:span text:style-name="T12">numCarnes</text:span><text:span text:style-name="T8">(</text:span><text:span text:style-name="T1">int </text:span><text:span text:style-name="T9">numeroDeCarnes</text:span><text:span text:style-name="T8">) </text:span><text:span text:style-name="T4">{</text:span><text:line-break/><text:span text:style-name="T4"> <text:s text:c="7"/></text:span><text:span text:style-name="T1">this</text:span><text:span text:style-name="T3">.</text:span><text:span text:style-name="T7">numeroDeCarnes </text:span><text:span text:style-name="T3">= </text:span><text:span text:style-name="T9">numeroDeCarnes</text:span><text:span text:style-name="T3">;</text:span><text:line-break/><text:span text:style-name="T3"> <text:s text:c="7"/></text:span><text:span text:style-name="T1">if </text:span><text:span text:style-name="T8">(</text:span><text:span text:style-name="T9">numeroDeCarnes </text:span><text:span text:style-name="T3">&gt; </text:span><text:span text:style-name="T15">1</text:span><text:span text:style-name="T8">) </text:span><text:span text:style-name="T4">{</text:span><text:line-break/><text:span text:style-name="T4"> <text:s text:c="11"/></text:span><text:span text:style-name="T1">this</text:span><text:span text:style-name="T3">.</text:span><text:span text:style-name="T7">preco </text:span><text:span text:style-name="T3">+= </text:span><text:span text:style-name="T8">(</text:span><text:span text:style-name="T9">numeroDeCarnes </text:span><text:span text:style-name="T3">- </text:span><text:span text:style-name="T15">1</text:span><text:span text:style-name="T8">) </text:span><text:span text:style-name="T3">* </text:span><text:span text:style-name="T15">3.99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6">// b) Compare o atributo String de cada par de</text:span><text:line-break/><text:span text:style-name="T6"> <text:s text:c="3"/>//instâncias para ver se tê o mesmo valor e mostre a resposta na saída do console. Faça um</text:span><text:line-break/><text:span text:style-name="T6"> <text:s text:c="3"/>//método com retorno booleano que recebe como entrada dois objetos deste tipo. O</text:span><text:line-break/><text:span text:style-name="T6"> <text:s text:c="3"/>//método retorna true se os objetos possuem os mesmo valores no seus atributos, caso</text:span><text:line-break/><text:span text:style-name="T6"> <text:s text:c="3"/>//contrário retorna false.</text:span><text:line-break/><text:line-break/><text:span text:style-name="T6"> <text:s text:c="3"/></text:span><text:span text:style-name="T1">boolean </text:span><text:span text:style-name="T12">isComparaString</text:span><text:span text:style-name="T8">(</text:span><text:span text:style-name="T2">Sanduiche </text:span><text:span text:style-name="T9">sanduiche1</text:span><text:span text:style-name="T3">, </text:span><text:span text:style-name="T2">Sanduiche </text:span><text:span text:style-name="T9">sanduiche2</text:span><text:span text:style-name="T8">) </text:span><text:span text:style-name="T4">{</text:span><text:line-break/><text:line-break/><text:span text:style-name="T4"> <text:s text:c="7"/></text:span><text:span text:style-name="T1">if </text:span><text:span text:style-name="T8">(</text:span><text:span text:style-name="T9">sanduiche1</text:span><text:span text:style-name="T3">.</text:span><text:span text:style-name="T7">nomeSanduiche</text:span><text:span text:style-name="T3">.</text:span><text:span text:style-name="T12">equals</text:span><text:span text:style-name="T8">(</text:span><text:span text:style-name="T9">sanduiche2</text:span><text:span text:style-name="T3">.</text:span><text:span text:style-name="T7">nomeSanduiche</text:span><text:span text:style-name="T8">))</text:span><text:span text:style-name="T4">{</text:span><text:line-break/><text:span text:style-name="T4"> <text:s text:c="11"/></text:span><text:span text:style-name="T1">return this</text:span><text:span text:style-name="T3">.</text:span><text:span text:style-name="T7">comparaString </text:span><text:span text:style-name="T3">= </text:span><text:span text:style-name="T1">true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1">return this</text:span><text:span text:style-name="T3">.</text:span><text:span text:style-name="T7">comparaString </text:span><text:span text:style-name="T3">= </text:span><text:span text:style-name="T1">false</text:span><text:span text:style-name="T3">;</text:span><text:line-break/><text:span text:style-name="T3"> <text:s text:c="3"/></text:span><text:span text:style-name="T4">}</text:span><text:line-break/><text:soft-page-break/><text:line-break/><text:span text:style-name="T4"> <text:s text:c="3"/></text:span><text:span text:style-name="T1">void </text:span><text:span text:style-name="T12">precoSanduiche</text:span><text:span text:style-name="T8">(</text:span><text:span text:style-name="T2">String </text:span><text:span text:style-name="T9">nomeSanduiche</text:span><text:span text:style-name="T8">) </text:span><text:span text:style-name="T4">{</text:span><text:line-break/><text:line-break/><text:span text:style-name="T4"> <text:s text:c="7"/></text:span><text:span text:style-name="T1">switch </text:span><text:span text:style-name="T8">(</text:span><text:span text:style-name="T9">nomeSanduiche</text:span><text:span text:style-name="T8">) </text:span><text:span text:style-name="T4">{</text:span><text:line-break/><text:line-break/><text:span text:style-name="T4"> <text:s text:c="11"/></text:span><text:span text:style-name="T1">case </text:span><text:span text:style-name="T11">"Frango Tomato Artesanal"</text:span><text:span text:style-name="T3">:</text:span><text:line-break/><text:span text:style-name="T3"> <text:s text:c="15"/></text:span><text:span text:style-name="T1">if </text:span><text:span text:style-name="T8">(</text:span><text:span text:style-name="T7">tamanho</text:span><text:span text:style-name="T3">.</text:span><text:span text:style-name="T12">equals</text:span><text:span text:style-name="T8">(</text:span><text:span text:style-name="T11">"Pequeno"</text:span><text:span text:style-name="T8">))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3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if </text:span><text:span text:style-name="T8">(</text:span><text:span text:style-name="T7">tamanho</text:span><text:span text:style-name="T3">.</text:span><text:span text:style-name="T12">equals</text:span><text:span text:style-name="T8">(</text:span><text:span text:style-name="T11">"Medio"</text:span><text:span text:style-name="T8">))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4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5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break</text:span><text:span text:style-name="T3">;</text:span><text:line-break/><text:line-break/><text:span text:style-name="T3"> <text:s text:c="11"/></text:span><text:span text:style-name="T1">case </text:span><text:span text:style-name="T11">"Cheddar Australiano"</text:span><text:span text:style-name="T3">:</text:span><text:line-break/><text:span text:style-name="T3"> <text:s text:c="15"/></text:span><text:span text:style-name="T1">if </text:span><text:span text:style-name="T8">(</text:span><text:span text:style-name="T7">tamanho</text:span><text:span text:style-name="T3">.</text:span><text:span text:style-name="T12">equals</text:span><text:span text:style-name="T8">(</text:span><text:span text:style-name="T11">"Pequeno"</text:span><text:span text:style-name="T8">))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0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if </text:span><text:span text:style-name="T8">(</text:span><text:span text:style-name="T7">tamanho</text:span><text:span text:style-name="T3">.</text:span><text:span text:style-name="T12">equals</text:span><text:span text:style-name="T8">(</text:span><text:span text:style-name="T11">"Medio"</text:span><text:span text:style-name="T8">))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1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2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break</text:span><text:span text:style-name="T3">;</text:span><text:line-break/><text:line-break/><text:span text:style-name="T3"> <text:s text:c="11"/></text:span><text:span text:style-name="T1">case </text:span><text:span text:style-name="T11">"Crispy Bacon"</text:span><text:span text:style-name="T3">:</text:span><text:line-break/><text:span text:style-name="T3"> <text:s text:c="15"/></text:span><text:span text:style-name="T1">if </text:span><text:span text:style-name="T8">(</text:span><text:span text:style-name="T7">tamanho</text:span><text:span text:style-name="T3">.</text:span><text:span text:style-name="T12">equals</text:span><text:span text:style-name="T8">(</text:span><text:span text:style-name="T11">"Pequeno"</text:span><text:span text:style-name="T8">))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1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if </text:span><text:span text:style-name="T8">(</text:span><text:span text:style-name="T7">tamanho</text:span><text:span text:style-name="T3">.</text:span><text:span text:style-name="T12">equals</text:span><text:span text:style-name="T8">(</text:span><text:span text:style-name="T11">"Medio"</text:span><text:span text:style-name="T8">))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2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</text:span><text:span text:style-name="T4">{</text:span><text:line-break/><text:span text:style-name="T4"> <text:s text:c="19"/></text:span><text:span text:style-name="T1">this</text:span><text:span text:style-name="T3">.</text:span><text:span text:style-name="T7">preco </text:span><text:span text:style-name="T3">= </text:span><text:span text:style-name="T15">13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break</text:span><text:span text:style-name="T3">;</text:span><text:line-break/><text:line-break/><text:span text:style-name="T3"> <text:s text:c="11"/></text:span><text:span text:style-name="T1">default</text:span><text:span text:style-name="T3">:</text:span><text:line-break/><text:span text:style-name="T3"> <text:s text:c="15"/></text:span><text:span text:style-name="T1">this</text:span><text:span text:style-name="T3">.</text:span><text:span text:style-name="T7">preco </text:span><text:span text:style-name="T3">= </text:span><text:span text:style-name="T15">9.99</text:span><text:span text:style-name="T3">;</text:span><text:line-break/><text:line-break/><text:span text:style-name="T3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6">// 1 - Crie um método.</text:span><text:line-break/><text:span text:style-name="T6"> <text:s text:c="3"/>// a) Deve ser um método estático.</text:span><text:line-break/><text:span text:style-name="T6"> <text:s text:c="3"/>// b) Este método deve utilizar passagem de parâmetros por referência (tipo</text:span><text:line-break/><text:span text:style-name="T6"> <text:s text:c="3"/>//referenciado).</text:span><text:line-break/><text:span text:style-name="T6"> <text:s text:c="3"/>// c) Mostre a alteração dos valores dos atributos do parâmetro (objeto) dentro do</text:span><text:line-break/><text:span text:style-name="T6"> <text:s text:c="3"/>//método persiste mesmo depois que a execução do método é encerrada. Exiba o código e</text:span><text:line-break/><text:span text:style-name="T6"> <text:s text:c="3"/>//as saídas do programa no relatório.</text:span><text:line-break/><text:line-break/><text:span text:style-name="T6"> <text:s text:c="3"/></text:span><text:span text:style-name="T1">public static void </text:span><text:span text:style-name="T12">nomeSanduiche</text:span><text:span text:style-name="T8">(</text:span><text:span text:style-name="T2">Sanduiche </text:span><text:span text:style-name="T9">sanduiche</text:span><text:span text:style-name="T8">) </text:span><text:span text:style-name="T4">{</text:span><text:line-break/><text:span text:style-name="T4"> <text:s text:c="7"/></text:span><text:span text:style-name="T9">sanduiche</text:span><text:span text:style-name="T3">.</text:span><text:span text:style-name="T7">nomeSanduiche </text:span><text:span text:style-name="T3">= </text:span><text:span text:style-name="T11">"Bob's Frango Artesanal"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Dentro do metodo: "</text:span><text:span text:style-name="T3">+</text:span><text:span text:style-name="T9">sanduiche</text:span><text:span text:style-name="T3">.</text:span><text:span text:style-name="T7">nomeSanduiche</text:span><text:span text:style-name="T8">)</text:span><text:span text:style-name="T3">;</text:span><text:line-break/><text:span text:style-name="T3"> <text:s text:c="3"/></text:span><text:span text:style-name="T4">}</text:span></text:p>
      <text:p text:style-name="P7"><text:span text:style-name="T4"><text:tab/></text:span></text:p>
      <text:p text:style-name="P7"><text:soft-page-break/><text:span text:style-name="T4"><text:tab/></text:span><text:span text:style-name="T17">“</text:span><text:span text:style-name="T18">Esse metodo estatico utiliza passagem de parametro por referencia, recebendo um</text:span></text:p>
      <text:p text:style-name="P7"><text:span text:style-name="T18">Sanduiche e mudando o seu nome. Desta forma a alteração do nome do sanduiche persiste mesmo depois da execução do metodo ser encerrada.”</text:span><text:line-break/><text:line-break/><text:span text:style-name="T4"> <text:s text:c="3"/></text:span><text:span text:style-name="T6">// 2 - Crie um método.</text:span><text:line-break/><text:span text:style-name="T6"> <text:s text:c="3"/>// a) Utilize sobrecarga de métodos. Crie outro método com o mesmo nome do</text:span><text:line-break/><text:span text:style-name="T6"> <text:s text:c="3"/>//método da questão anterior porém com parâmetros diferentes.</text:span><text:line-break/><text:span text:style-name="T6"> <text:s text:c="3"/>// b) Este método deve utilizar passagem de parâmetros por valor (tipo primitivo).</text:span><text:line-break/><text:span text:style-name="T6"> <text:s text:c="3"/>// c) Mostre que a alteração do valor o parâmetro dentro do método não persiste</text:span><text:line-break/><text:span text:style-name="T6"> <text:s text:c="3"/>//após o final da execução do método. Exiba o código e as saídas do programa no</text:span><text:line-break/><text:span text:style-name="T6"> <text:s text:c="3"/>//relatório.</text:span><text:line-break/><text:line-break/><text:span text:style-name="T6"> <text:s text:c="3"/></text:span><text:span text:style-name="T1">public static void </text:span><text:span text:style-name="T12">nomeSanduiche</text:span><text:span text:style-name="T8">(</text:span><text:span text:style-name="T2">String </text:span><text:span text:style-name="T15">nome</text:span><text:span text:style-name="T8">) </text:span><text:span text:style-name="T4">{</text:span><text:line-break/><text:span text:style-name="T4"> <text:s text:c="7"/></text:span><text:span text:style-name="T15">nome </text:span><text:span text:style-name="T3">= </text:span><text:span text:style-name="T11">"Big Bob Frango"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Dentro do metodo: "</text:span><text:span text:style-name="T3">+</text:span><text:span text:style-name="T15">nome</text:span><text:span text:style-name="T8">)</text:span><text:span text:style-name="T3">;</text:span><text:line-break/><text:span text:style-name="T3"> <text:s text:c="3"/></text:span><text:span text:style-name="T4">}</text:span></text:p>
      <text:p text:style-name="P7"><text:span text:style-name="T4"><text:tab/></text:span><text:span text:style-name="T18">“Esse </text:span><text:line-break/><text:line-break/><text:span text:style-name="T4"> <text:s text:c="3"/></text:span><text:span text:style-name="T14">@Override</text:span><text:line-break/><text:span text:style-name="T14"> <text:s text:c="3"/></text:span><text:span text:style-name="T1">public </text:span><text:span text:style-name="T2">String </text:span><text:span text:style-name="T12">toString</text:span><text:span text:style-name="T8">() </text:span><text:span text:style-name="T4">{</text:span><text:line-break/><text:span text:style-name="T4"> <text:s text:c="7"/></text:span><text:span text:style-name="T1">return </text:span><text:span text:style-name="T11">"Sanduiche encontrado: " </text:span><text:span text:style-name="T3">+ </text:span><text:span text:style-name="T7">nomeSanduiche <text:s text:c="2"/></text:span><text:span text:style-name="T3">+</text:span><text:line-break/><text:span text:style-name="T3"> <text:s text:c="15"/></text:span><text:span text:style-name="T11">", tamanho: " </text:span><text:span text:style-name="T3">+ </text:span><text:span text:style-name="T7">tamanho <text:s/></text:span><text:span text:style-name="T3">+</text:span><text:line-break/><text:span text:style-name="T3"> <text:s text:c="15"/></text:span><text:span text:style-name="T11">", preco: R$" </text:span><text:span text:style-name="T3">+ </text:span><text:span text:style-name="T7">preco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static void </text:span><text:span text:style-name="T12">main</text:span><text:span text:style-name="T8">(</text:span><text:span text:style-name="T2">String</text:span><text:span text:style-name="T16">[] </text:span><text:span text:style-name="T9">args</text:span><text:span text:style-name="T8">) </text:span><text:span text:style-name="T4">{</text:span><text:line-break/><text:line-break/><text:line-break/><text:span text:style-name="T4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=*=*=*=*=*=*=*=*=*=* METODO COM PASSAGEM POR REFERENCIA =*=*=*=*=*=*=*=*=*=*</text:span><text:span text:style-name="T12">\n</text:span><text:span text:style-name="T11">"</text:span><text:span text:style-name="T8">)</text:span><text:span text:style-name="T3">;</text:span><text:line-break/><text:line-break/><text:span text:style-name="T3"> <text:s text:c="7"/></text:span><text:span text:style-name="T2">Sanduiche </text:span><text:span text:style-name="T10">sanduiche </text:span><text:span text:style-name="T3">= </text:span><text:span text:style-name="T1">new </text:span><text:span text:style-name="T2">Sanduiche</text:span><text:span text:style-name="T8">(</text:span><text:span text:style-name="T11">"Costela Artesanal"</text:span><text:span text:style-name="T8">)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Antes: "</text:span><text:span text:style-name="T3">+</text:span><text:span text:style-name="T10">sanduiche</text:span><text:span text:style-name="T3">.</text:span><text:span text:style-name="T7">nomeSanduiche</text:span><text:span text:style-name="T8">)</text:span><text:span text:style-name="T3">;</text:span><text:line-break/><text:span text:style-name="T3"> <text:s text:c="7"/></text:span><text:span text:style-name="T2">Sanduiche</text:span><text:span text:style-name="T3">.</text:span><text:span text:style-name="T13">nomeSanduiche</text:span><text:span text:style-name="T8">(</text:span><text:span text:style-name="T10">sanduiche</text:span><text:span text:style-name="T8">)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Depois: "</text:span><text:span text:style-name="T3">+</text:span><text:span text:style-name="T10">sanduiche</text:span><text:span text:style-name="T3">.</text:span><text:span text:style-name="T7">nomeSanduiche</text:span><text:span text:style-name="T8">)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</text:span><text:span text:style-name="T12">\n</text:span><text:span text:style-name="T11">=*=*=*=*=*=*=*=*=*=* METODO COM PASSAGEM POR VALOR =*=*=*=*=*=*=*=*=*=*</text:span><text:span text:style-name="T12">\n</text:span><text:span text:style-name="T11">"</text:span><text:span text:style-name="T8">)</text:span><text:span text:style-name="T3">;</text:span><text:line-break/><text:line-break/><text:span text:style-name="T3"> <text:s text:c="7"/></text:span><text:span text:style-name="T2">Sanduiche </text:span><text:span text:style-name="T10">sanduiche2 </text:span><text:span text:style-name="T3">= </text:span><text:span text:style-name="T1">new </text:span><text:span text:style-name="T2">Sanduiche</text:span><text:span text:style-name="T8">(</text:span><text:span text:style-name="T11">"Tentador Zero Beef"</text:span><text:span text:style-name="T8">)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Antes: "</text:span><text:span text:style-name="T3">+</text:span><text:span text:style-name="T10">sanduiche2</text:span><text:span text:style-name="T3">.</text:span><text:span text:style-name="T7">nomeSanduiche</text:span><text:span text:style-name="T8">)</text:span><text:span text:style-name="T3">;</text:span><text:line-break/><text:span text:style-name="T3"> <text:s text:c="7"/></text:span><text:span text:style-name="T2">Sanduiche</text:span><text:span text:style-name="T3">.</text:span><text:span text:style-name="T13">nomeSanduiche</text:span><text:span text:style-name="T8">(</text:span><text:span text:style-name="T10">sanduiche2</text:span><text:span text:style-name="T3">.</text:span><text:span text:style-name="T7">nomeSanduiche</text:span><text:span text:style-name="T8">)</text:span><text:span text:style-name="T3">;</text:span><text:line-break/><text:span text:style-name="T3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8">(</text:span><text:span text:style-name="T11">"Depois: "</text:span><text:span text:style-name="T3">+</text:span><text:span text:style-name="T10">sanduiche2</text:span><text:span text:style-name="T3">.</text:span><text:span text:style-name="T7">nomeSanduiche</text:span><text:span text:style-name="T8">)</text:span><text:span text:style-name="T3">;</text:span><text:line-break/><text:span text:style-name="T3"> <text:s text:c="3"/></text:span><text:span text:style-name="T4">}</text:span><text:line-break/><text:line-break/><text:line-break/><text:span text:style-name="T4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9:40:12.187271827</meta:creation-date>
    <dc:date>2022-03-30T19:53:58.364448898</dc:date>
    <meta:editing-duration>PT10S</meta:editing-duration>
    <meta:editing-cycles>1</meta:editing-cycles>
    <meta:document-statistic meta:table-count="0" meta:image-count="0" meta:object-count="0" meta:page-count="3" meta:paragraph-count="8" meta:word-count="550" meta:character-count="5310" meta:non-whitespace-character-count="3677"/>
    <meta:generator>LibreOffice/6.4.7.2$Linux_X86_64 LibreOffice_project/40$Build-2</meta:generator>
  </office:meta>
</office:document-meta>
</file>